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n" fo:country="US" style:font-name-asian="Arial Unicode MS" style:font-size-asian="12pt" style:language-asian="ru" style:country-asian="RU" style:font-name-complex="Tahoma2" style:font-size-complex="12pt" style:language-complex="ru" style:country-complex="RU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en" fo:country="US" fo:font-style="normal" style:font-name-asian="Arial Unicode MS" style:font-size-asian="12pt" style:language-asian="ru" style:country-asian="RU" style:font-style-asian="normal" style:font-name-complex="Tahoma2" style:font-size-complex="12pt" style:language-complex="ru" style:country-complex="RU" style:font-style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6pt" fo:language="en" fo:country="US" style:font-name-asian="Arial Unicode MS" style:font-size-asian="16pt" style:language-asian="ru" style:country-asian="RU" style:font-name-complex="Tahoma2" style:font-size-complex="16pt" style:language-complex="ru" style:country-complex="RU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6pt" fo:language="en" fo:country="US" fo:font-style="normal" style:font-name-asian="Arial Unicode MS" style:font-size-asian="16pt" style:language-asian="ru" style:country-asian="RU" style:font-style-asian="normal" style:font-name-complex="Tahoma2" style:font-size-complex="16pt" style:language-complex="ru" style:country-complex="RU" style:font-style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22pt" fo:language="en" fo:country="US" style:font-name-asian="Arial Unicode MS" style:font-size-asian="22pt" style:language-asian="ru" style:country-asian="RU" style:font-name-complex="Tahoma2" style:font-size-complex="22pt" style:language-complex="ru" style:country-complex="RU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22pt" fo:language="en" fo:country="US" fo:font-style="normal" style:font-name-asian="Arial Unicode MS" style:font-size-asian="22pt" style:language-asian="ru" style:country-asian="RU" style:font-style-asian="normal" style:font-name-complex="Tahoma2" style:font-size-complex="22pt" style:language-complex="ru" style:country-complex="RU" style:font-style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style:use-window-font-color="true" fo:font-size="22pt" fo:language="en" fo:country="US" fo:font-style="normal" style:font-name-asian="Arial Unicode MS" style:font-size-asian="22pt" style:language-asian="ru" style:country-asian="RU" style:font-style-asian="normal" style:font-name-complex="Tahoma2" style:font-size-complex="22pt" style:language-complex="ru" style:country-complex="RU" style:font-style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22pt" fo:language="en" fo:country="US" fo:font-style="normal" style:font-name-asian="Arial Unicode MS" style:font-size-asian="22pt" style:language-asian="ru" style:country-asian="RU" style:font-style-asian="normal" style:font-name-complex="Tahoma2" style:font-size-complex="22pt" style:language-complex="ru" style:country-complex="RU" style:font-style-complex="normal"/>
    </style:style>
    <style:style style:name="P10" style:family="paragraph" style:parent-style-name="Standard">
      <style:paragraph-properties style:text-autospace="none"/>
      <style:text-properties style:use-window-font-color="true" fo:font-size="22pt" fo:language="en" fo:country="US" fo:font-style="normal" style:font-name-asian="Arial Unicode MS" style:font-size-asian="22pt" style:language-asian="ru" style:country-asian="RU" style:font-style-asian="normal" style:font-name-complex="Tahoma2" style:font-size-complex="22pt" style:language-complex="ru" style:country-complex="RU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20pt" fo:language="en" fo:country="US" style:font-name-asian="Arial Unicode MS" style:font-size-asian="20pt" style:language-asian="ru" style:country-asian="RU" style:font-name-complex="Tahoma2" style:font-size-complex="20pt" style:language-complex="ru" style:country-complex="RU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style="italic" style:font-name-asian="Arial Unicode MS" style:font-size-asian="18pt" style:language-asian="ru" style:country-asian="RU" style:font-style-asian="italic" style:font-name-complex="Tahoma2" style:font-size-complex="18pt" style:language-complex="ru" style:country-complex="RU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8pt" fo:language="en" fo:country="US" fo:font-style="italic" style:font-name-asian="Arial Unicode MS" style:font-size-asian="18pt" style:language-asian="ru" style:country-asian="RU" style:font-style-asian="italic" style:font-name-complex="Tahoma2" style:font-size-complex="18pt" style:language-complex="ru" style:country-complex="RU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ize="18pt" fo:language="en" fo:country="US" fo:font-style="normal" style:font-name-asian="Arial Unicode MS" style:font-size-asian="18pt" style:language-asian="ru" style:country-asian="RU" style:font-style-asian="normal" style:font-name-complex="Tahoma2" style:font-size-complex="18pt" style:language-complex="ru" style:country-complex="RU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4pt" fo:language="en" fo:country="US" fo:font-style="normal" style:font-name-asian="Arial Unicode MS" style:font-size-asian="14pt" style:language-asian="ru" style:country-asian="RU" style:font-style-asian="normal" style:font-name-complex="Tahoma2" style:font-size-complex="14pt" style:language-complex="ru" style:country-complex="RU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14pt" fo:language="en" fo:country="US" fo:font-style="normal" style:font-name-asian="Arial Unicode MS" style:font-size-asian="14pt" style:language-asian="ru" style:country-asian="RU" style:font-style-asian="normal" style:font-name-complex="Tahoma2" style:font-size-complex="14pt" style:language-complex="ru" style:country-complex="RU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style:use-window-font-color="true" fo:font-size="14pt" fo:language="en" fo:country="US" fo:font-style="normal" style:font-name-asian="Arial Unicode MS" style:font-size-asian="14pt" style:language-asian="ru" style:country-asian="RU" style:font-style-asian="normal" style:font-name-complex="Tahoma2" style:font-size-complex="14pt" style:language-complex="ru" style:country-complex="RU" style:font-style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2pt" fo:language="en" fo:country="US" style:font-name-asian="Arial Unicode MS" style:font-size-asian="12pt" style:language-asian="ru" style:country-asian="RU" style:font-name-complex="Tahoma2" style:font-size-complex="12pt" style:language-complex="ru" style:country-complex="RU"/>
    </style:style>
    <style:style style:name="P19" style:family="paragraph" style:parent-style-name="Standard" style:list-style-name="WW8Num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18pt" fo:language="en" fo:country="US" fo:font-style="normal" style:font-name-asian="Arial Unicode MS" style:font-size-asian="18pt" style:language-asian="ru" style:country-asian="RU" style:font-style-asian="normal" style:font-name-complex="Tahoma2" style:font-size-complex="18pt" style:language-complex="ru" style:country-complex="RU" style:font-style-complex="normal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14pt" fo:language="en" fo:country="US" fo:font-style="normal" style:font-name-asian="Arial Unicode MS" style:font-size-asian="14pt" style:language-asian="ru" style:country-asian="RU" style:font-style-asian="normal" style:font-name-complex="Tahoma2" style:font-size-complex="14pt" style:language-complex="ru" style:country-complex="RU" style:font-style-complex="normal"/>
    </style:style>
    <style:style style:name="P21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fo:font-size="14pt" fo:language="en" fo:country="US" fo:font-style="normal" style:font-name-asian="Arial Unicode MS" style:font-size-asian="14pt" style:language-asian="ru" style:country-asian="RU" style:font-style-asian="normal" style:font-name-complex="Tahoma2" style:font-size-complex="14pt" style:language-complex="ru" style:country-complex="RU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style:use-window-font-color="true" fo:font-size="22pt" fo:language="en" fo:country="US" fo:font-style="normal" style:font-name-asian="Arial Unicode MS" style:font-size-asian="22pt" style:language-asian="ru" style:country-asian="RU" style:font-style-asian="normal" style:font-name-complex="Tahoma2" style:font-size-complex="22pt" style:language-complex="ru" style:country-complex="RU" style:font-style-complex="normal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use-window-font-color="true" fo:font-size="18pt" fo:language="en" fo:country="US" fo:font-style="italic" style:font-name-asian="Arial Unicode MS" style:font-size-asian="18pt" style:language-asian="ru" style:country-asian="RU" style:font-style-asian="italic" style:font-name-complex="Tahoma2" style:font-size-complex="18pt" style:language-complex="ru" style:country-complex="RU" style:font-style-complex="italic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justify" draw:textarea-vertical-align="middle" draw:auto-grow-height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2"/>
      <text:p text:style-name="P2">Санкт-Петербургский государственный электротехнический университет “ЛЭТИ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Отчет по курсовой работе по дисциплине “Операционные системы”</text:p>
      <text:p text:style-name="P11"/>
      <text:p text:style-name="P11"/>
      <text:p text:style-name="P11"/>
      <text:p text:style-name="P11"/>
      <text:p text:style-name="P1"><text:span text:style-name="T1">“</text:span><text:span text:style-name="T1">Программирование приложений с использованием WinAPI”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5">Выполнили: Ковалев Алексей Владимирович; Алексеев Алексей Сергеевич</text:p>
      <text:p text:style-name="P15">Проверил: Степуленок Денис Олегович</text:p>
      <text:p text:style-name="P15">Группа: 5812</text:p>
      <text:p text:style-name="P15">Факультет: ОФ</text:p>
      <text:p text:style-name="P5"/>
      <text:p text:style-name="P5"/>
      <text:p text:style-name="P5"/>
      <text:p text:style-name="P5"/>
      <text:p text:style-name="P5"/>
      <text:p text:style-name="P3">Санкт-Петербург, 2008</text:p>
      <text:p text:style-name="P7"><text:soft-page-break/>СОДЕРЖАНИЕ</text:p>
      <text:p text:style-name="P7"/>
      <text:list xml:id="list39169709" text:style-name="WW8Num1">
        <text:list-item>
          <text:p text:style-name="P19">Типовое задание</text:p>
        </text:list-item>
        <text:list-item>
          <text:p text:style-name="P19">Разработка программы</text:p>
        </text:list-item>
        <text:list-item>
          <text:p text:style-name="P19">Алгоритм</text:p>
        </text:list-item>
        <text:list-item>
          <text:p text:style-name="P19">Блок-схема</text:p>
        </text:list-item>
        <text:list-item>
          <text:p text:style-name="P19">Приложение: исходный текст программы на языке С++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/>
      <text:p text:style-name="P8"/>
      <text:p text:style-name="P8"><text:soft-page-break/>ТИПОВОЕ ЗАДАНИЕ</text:p>
      <text:p text:style-name="P16"/>
      <text:p text:style-name="P16">Используя набор базовых функций интерфейсов программирования приложений операционных систем семейств Windows и Windows NT корпорации Microsoft, разработать приложение, основной функцией которого является поиск файлов-дубликатов на компьютере пользователя. Программа должна иметь удобный пользовательский интерфейс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7"><text:soft-page-break/>РАЗРАБОТКА ПРОГРАММЫ</text:p>
      <text:p text:style-name="P7"/>
      <text:p text:style-name="P15">В курсовой работе необходимо было разработать методы реализации поиска файлов-дубликатов (с помощью WinAPI) на компьютере пользователя с выдачей результатов на экран. Программа должна быть проста в использовании. </text:p>
      <text:p text:style-name="P15"/>
      <text:p text:style-name="P15">Обязательными являются:</text:p>
      <text:list xml:id="list39159566" text:style-name="WW8Num2">
        <text:list-item>
          <text:p text:style-name="P20">Возможность указания области(-тей) поиска дубликатов и установки параметра, активирующего <text:s/>поиск файлов во вложенных папках;</text:p>
        </text:list-item>
        <text:list-item>
          <text:p text:style-name="P20">Возможность задания маски имен и/или расширений файлов для поиска (с учетом регистра [опционально] и спецсимволов “?” и “*” (имеют силу не всегда, подробности – в разделе “АЛГОРИТМ”)); </text:p>
        </text:list-item>
        <text:list-item>
          <text:p text:style-name="P20">Вывод результатов на экран.</text:p>
        </text:list-item>
      </text:list>
      <text:p text:style-name="P15"/>
      <text:p text:style-name="P15">Допускаются также:</text:p>
      <text:list xml:id="list39157097" text:style-name="WW8Num3">
        <text:list-item>
          <text:p text:style-name="P21">Возможность задания параметров сравнения файлов (например: CRC, MD5 и др.) и вывод поясняющего выбор текста;</text:p>
        </text:list-item>
        <text:list-item>
          <text:p text:style-name="P21">Возможность сохранения результатов поиска дубликатов в текстовый файл с удобным предварительным форматированием (с переносами строк и смысловыми разделителями);</text:p>
        </text:list-item>
        <text:list-item>
          <text:p text:style-name="P21">Возможность масштабирования окна (с помощью WinAPI).</text:p>
        </text:list-item>
      </text:list>
      <text:p text:style-name="P16"/>
      <text:p text:style-name="P16">Результатом проделанной работы стала программа, отвечающая поставленным целям, как основным, так и косвенным. Помимо всего, для удобства, программа <text:s/>разработанна с помощью объектно-ориентированного подхода и состоит из двух частей, находящихся в разных файлах после компилляции: реализация поиска дубликатов находится в бибилиотеке PoiskDLL.dll, а пользовательский интерфейс находится непосредственно в файле WinIntForDLL.exe. Такой подход полезен тем, что позволяет сторонним разработчикам написать свою библиотеку PoiskDLL.dll, реализующую поиск дубликатов иным методом, отличающимся от исходного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АЛГОРИТМ</text:p>
      <text:p text:style-name="P16"/>
      <text:p text:style-name="P16">Суть алгоритма заключается в следующем. После запуска появляется главное окно пользовательского интерфейса. </text:p>
      <text:p text:style-name="P16"/>
      <text:p text:style-name="P16">Программа ожидает указания пользователем как минимум пути хотя бы к одной папке, в которой будет производится поиск дубликатов. Для этого в интерфейсе есть особая кнопка, которая запускает диалог выбора папки на компьютере. Однако можно указать путь к папке и ее название вручную. Если пользователь хочет добавить несколько папок, он должен проделать процедуру выбора или указания вручную папки неоднократно, после каждого тако го действия нажав кнопку добавить (путь папки и ее имя окажется в списке ниже).</text:p>
      <text:p text:style-name="P16"/>
      <text:p text:style-name="P16">Затем нужно указать маску файлов для поиска. Можно задавать полность имя и/или расширение файла, а можно использовать спецсимволы “?” и “*”. Программой это будет восприниматься так, будто пользователь не знает конкретно какой символ должен находится на каком-то месте в имени и/или расширении файла, если стоит вопрос, и/или так, будто пользователь не знает полностью имя и/или расширение файла, если стоит звездочка (имеет силу не всегда, подробности - далее).</text:p>
      <text:p text:style-name="P16"/>
      <text:p text:style-name="P16">Потом пользователь может указать критерии сравнения файлов для определения,являются ли они дубликатами. Это могут быть алгоритмы: MD5, SHA, CRC, побитовое сравнение. Можно использовать сразу несколько алгоритмов и даже все сразу,что, правда, замедлит скорость работы программы.</text:p>
      <text:p text:style-name="P16"/>
      <text:p text:style-name="P16">Также можно указать: 1) искать ли дубликаты файлов во вложенных папках; 2) учитывать ли регистр маски и файлов-дубликатов. При включенном первом параметре, скорость поиска определяется вторым, так как он влияет на использовании программой одного из двух алгоритмов поиска дубликатов. </text:p>
      <text:p text:style-name="P16"/>
      <text:p text:style-name="P16">Если параметр “Учитывать регистр” отключен (по-умолчанию), то используется более медленный рекурсивный алгоритм прохода по вложенным папкам. Суть его заключается в следующем. Исследуется содержимое указанной папки на наличие в ней подпапок. Если таковые имеются, то происходит “проникновение” в первую из найденных, затем алгоритм вызывает сам себя и снова исследует папку данного уровня вложенности на наличие подпапок и т.д. Если в определенный момент подпапок не найдено, то сохраняются для последующей обработки имена и расширения файлов, соответствующих маске. Затем происходит возврат в папку с менее высоким уровнем вложенности. Если присутствуют другие подпапки, то они обходятся таким же образом. Если же подпапок нет, то опять же сохраняются для последующей обработки имена и расширения файлов, присутствующих в этой папке и <text:s/>соответствующих маске. Таким образом происходит обход дерева <text:soft-page-break/>папок и сбор для последующей обработки реквизитов файлов, включая размер (необходим для сравнения,если не выбран ни один критерий). Этот метод поиска дубликатов позволяет использовать символы “?” и “*”. WinAPI помогает отсеивать файлы с неподходящими именами и/или расширениями в процессе поиска.</text:p>
      <text:p text:style-name="P16"/>
      <text:p text:style-name="P16">Если параметр “Учитывать регистр” включен, то используется более быстрый <text:s/>алгоритм обхода вложенных папок. Вся суть этого алгоритма сводится к одному проходу по папкам “вглубь” с поиском на каждом шаге не только подпапок, но и файлов и к сравнению “на месте” имен и/или расширений этих файлов с указанными в маске. Так как в этом алгоритме используется сравнение строк, то символы “?” и “*” будут восприниматься как присутствующие реально в имени и/или расширении файла. А так как в операционной системе Windows запрещено создавать файлы с именами, в которых присутствуют эти символы, то и поиск с указанием их в поле маски не даст результатов.</text:p>
      <text:p text:style-name="P16"/>
      <text:p text:style-name="P16">Когда пользователь определился с параметрами, указав папку(-и) и маску для поиска дубликатов, он может нажать на кнопку “Запуск”. Будет произведен поиск,а результаты будут представленны в виде списка списков найденных дубликатов.</text:p>
      <text:p text:style-name="P16"/>
      <text:p text:style-name="P16">Затем, если были найдены дубликаты, пользователь имеет возможность сохранить результаты в текстовый документ, нажав кнопку “Сохранить” и в появившемся диалоге указав имя расположение <text:s/>файла.</text:p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><text:soft-page-break/>БЛОК-СХЕМА</text:p>
      <text:p text:style-name="P8"/>
      <text:p text:style-name="P8"/>
      <text:p text:style-name="P8"/>
      <text:p text:style-name="P8"><draw:g text:anchor-type="paragraph" draw:z-index="0" draw:style-name="gr1"><draw:custom-shape draw:style-name="gr2" draw:text-style-name="P24" svg:width="3.811cm" svg:height="1.537cm" svg:x="6.623cm" svg:y="3.498cm"><text:p text:style-name="P23"><text:span text:style-name="T2">ВВОД ПУТЕЙ И МАСКИ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2" draw:text-style-name="P24" svg:width="3.788cm" svg:height="1.493cm" svg:x="6.623cm" svg:y="0.404cm"><text:p text:style-name="P23"><text:span text:style-name="T2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" draw:text-style-name="P24" svg:width="3.811cm" svg:height="1.377cm" svg:x="6.623cm" svg:y="7.034cm"><text:p text:style-name="P23"><text:span text:style-name="T2">ПАРАМЕТРЫ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24" svg:width="3.811cm" svg:height="1.392cm" svg:x="6.623cm" svg:y="10.035cm"><text:p text:style-name="P23"><text:span text:style-name="T2">ПОИСК ДУБЛИКАТОВ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24" svg:width="3.811cm" svg:height="1.281cm" svg:x="6.623cm" svg:y="13.22cm"><text:p text:style-name="P23"><text:span text:style-name="T2">ВЫВОД РЕЗУЛЬТАТОВ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draw:style-name="gr2" draw:text-style-name="P24" svg:width="3.788cm" svg:height="1.493cm" svg:x="6.623cm" svg:y="16.083cm"><text:p text:style-name="P23"><text:span text:style-name="T2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svg:width="0.558cm" svg:height="1.798cm" svg:x="8.249cm" svg:y="1.8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558cm" svg:height="1.992cm" svg:x="8.249cm" svg:y="5.0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558cm" svg:height="1.625cm" svg:x="8.249cm" svg:y="8.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558cm" svg:height="1.798cm" svg:x="8.249cm" svg:y="11.4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558cm" svg:height="1.583cm" svg:x="8.249cm" svg:y="14.5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><text:soft-page-break/>ПРИЛОЖЕНИЕ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Arial Unicode MS" style:font-size-asian="12pt" style:language-asian="ru" style:country-asian="RU" style:font-name-complex="Tahoma2" style:font-size-complex="12pt" style:language-complex="ru" style:country-complex="RU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2-20T03:18:45</meta:creation-date>
    <dc:date>2008-12-12T19:13:49.32</dc:date>
    <meta:print-date>2008-12-12T19:06:50.85</meta:print-date>
    <meta:editing-cycles>5</meta:editing-cycles>
    <meta:editing-duration>PT22H56M21S</meta:editing-duration>
    <meta:document-statistic meta:table-count="0" meta:image-count="0" meta:object-count="0" meta:page-count="8" meta:paragraph-count="40" meta:word-count="854" meta:character-count="6301"/>
    <meta:user-defined meta:name="Поле 1"/>
    <meta:user-defined meta:name="Поле 2"/>
    <meta:user-defined meta:name="Поле 3"/>
    <meta:user-defined meta:name="Поле 4"/>
  </office:meta>
</office:document-meta>
</file>